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284" officeooo:paragraph-rsid="001d5284"/>
    </style:style>
    <style:style style:name="P2" style:family="paragraph" style:parent-style-name="Standard">
      <style:text-properties officeooo:rsid="001d6c4d" officeooo:paragraph-rsid="001d6c4d"/>
    </style:style>
    <style:style style:name="P3" style:family="paragraph" style:parent-style-name="Standard">
      <style:text-properties officeooo:rsid="001e6f68" officeooo:paragraph-rsid="001e6f68"/>
    </style:style>
    <style:style style:name="P4" style:family="paragraph" style:parent-style-name="Standard">
      <style:text-properties officeooo:rsid="001fc193" officeooo:paragraph-rsid="001fc193"/>
    </style:style>
    <style:style style:name="P5" style:family="paragraph" style:parent-style-name="Standard">
      <style:text-properties officeooo:rsid="00214b1e" officeooo:paragraph-rsid="00214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ribution</text:p>
      <text:p text:style-name="P1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"/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/>
      <text:p text:style-name="P3">Icons made by &lt;a href="https://www.flaticon.com/free-icon/money_2916105" title="surang"&gt;surang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3"/>
      <text:p text:style-name="P4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4"/>
      <text:p text:style-name="P5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5"/>
      <text:p text:style-name="P5">Icons made by &lt;a href="https://www.flaticon.com/authors/becris" title="Becris"&gt;Becri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5"/>
      <text:p text:style-name="P5">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23:37:13.408876996</meta:creation-date>
    <dc:date>2020-09-06T23:52:04.563911078</dc:date>
    <meta:editing-duration>PT14M5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0" meta:character-count="1230" meta:non-whitespace-character-count="1158"/>
  </office:meta>
</office:document-meta>
</file>